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4.717cm"/>
    </style:style>
    <style:style style:name="co5" style:family="table-column">
      <style:table-column-properties fo:break-before="auto" style:column-width="2.9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ce3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Unique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Manager name </text:p>
          </table:table-cell>
          <table:table-cell table:style-name="ce1" office:value-type="string">
            <text:p>manager UID</text:p>
          </table:table-cell>
          <table:table-cell table:style-name="ce2" office:value-type="string">
            <text:p>Department</text:p>
          </table:table-cell>
          <table:table-cell table:style-name="ce1" office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Jonathan Russo</text:p>
          </table:table-cell>
          <table:table-cell table:number-columns-repeated="2"/>
          <table:table-cell office:value-type="string">
            <text:p>Executive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Tyler Jordan</text:p>
          </table:table-cell>
          <table:table-cell office:value-type="string">
            <text:p>Jonathan Russo</text:p>
          </table:table-cell>
          <table:table-cell office:value-type="float" office:value="1000">
            <text:p>1000</text:p>
          </table:table-cell>
          <table:table-cell office:value-type="string">
            <text:p>IT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Summer Marshall</text:p>
          </table:table-cell>
          <table:table-cell office:value-type="string">
            <text:p>Tyler Jordan</text:p>
          </table:table-cell>
          <table:table-cell office:value-type="float" office:value="1001">
            <text:p>1001</text:p>
          </table:table-cell>
          <table:table-cell office:value-type="string">
            <text:p>IT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Fiona Irwin</text:p>
          </table:table-cell>
          <table:table-cell office:value-type="string">
            <text:p>Summer Marshall</text:p>
          </table:table-cell>
          <table:table-cell office:value-type="float" office:value="1002">
            <text:p>1002</text:p>
          </table:table-cell>
          <table:table-cell office:value-type="string">
            <text:p>IT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Jack Dawson</text:p>
          </table:table-cell>
          <table:table-cell office:value-type="string">
            <text:p>Summer Marshall</text:p>
          </table:table-cell>
          <table:table-cell office:value-type="float" office:value="1002">
            <text:p>1002</text:p>
          </table:table-cell>
          <table:table-cell office:value-type="string">
            <text:p>IT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Hamish Luna</text:p>
          </table:table-cell>
          <table:table-cell office:value-type="string">
            <text:p>Tyler Jordan</text:p>
          </table:table-cell>
          <table:table-cell office:value-type="float" office:value="1002">
            <text:p>1002</text:p>
          </table:table-cell>
          <table:table-cell office:value-type="string">
            <text:p>IT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Calum Pruitt</text:p>
          </table:table-cell>
          <table:table-cell office:value-type="string">
            <text:p>Hamish Luna</text:p>
          </table:table-cell>
          <table:table-cell office:value-type="float" office:value="1005">
            <text:p>1005</text:p>
          </table:table-cell>
          <table:table-cell office:value-type="string">
            <text:p>IT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Jack Hudson</text:p>
          </table:table-cell>
          <table:table-cell office:value-type="string">
            <text:p>Calum Pruitt</text:p>
          </table:table-cell>
          <table:table-cell office:value-type="float" office:value="1006">
            <text:p>1006</text:p>
          </table:table-cell>
          <table:table-cell office:value-type="string">
            <text:p>IT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Poppy Ball</text:p>
          </table:table-cell>
          <table:table-cell office:value-type="string">
            <text:p>Calum Pruitt</text:p>
          </table:table-cell>
          <table:table-cell office:value-type="float" office:value="1006">
            <text:p>1006</text:p>
          </table:table-cell>
          <table:table-cell office:value-type="string">
            <text:p>Networks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Ross Hernandez</text:p>
          </table:table-cell>
          <table:table-cell office:value-type="string">
            <text:p>Poppy Ball</text:p>
          </table:table-cell>
          <table:table-cell office:value-type="float" office:value="1008">
            <text:p>1008</text:p>
          </table:table-cell>
          <table:table-cell office:value-type="string">
            <text:p>Networks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Jade Maynard</text:p>
          </table:table-cell>
          <table:table-cell office:value-type="string">
            <text:p>Poppy Ball</text:p>
          </table:table-cell>
          <table:table-cell office:value-type="float" office:value="1008">
            <text:p>1008</text:p>
          </table:table-cell>
          <table:table-cell office:value-type="string">
            <text:p>Networks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Tracy Potts</text:p>
          </table:table-cell>
          <table:table-cell office:value-type="string">
            <text:p>Poppy Ball</text:p>
          </table:table-cell>
          <table:table-cell office:value-type="float" office:value="1008">
            <text:p>1008</text:p>
          </table:table-cell>
          <table:table-cell office:value-type="string">
            <text:p>Networks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Gary Stanley</text:p>
          </table:table-cell>
          <table:table-cell office:value-type="string">
            <text:p>Poppy Ball</text:p>
          </table:table-cell>
          <table:table-cell office:value-type="float" office:value="1008">
            <text:p>1008</text:p>
          </table:table-cell>
          <table:table-cell office:value-type="string">
            <text:p>Networks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Iain Hunt</text:p>
          </table:table-cell>
          <table:table-cell office:value-type="string">
            <text:p>Poppy Ball</text:p>
          </table:table-cell>
          <table:table-cell office:value-type="float" office:value="1008">
            <text:p>1008</text:p>
          </table:table-cell>
          <table:table-cell office:value-type="string">
            <text:p>Networks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Vacancy</text:p>
          </table:table-cell>
          <table:table-cell office:value-type="string">
            <text:p>Calum Pruitt</text:p>
          </table:table-cell>
          <table:table-cell office:value-type="float" office:value="1006">
            <text:p>1006</text:p>
          </table:table-cell>
          <table:table-cell office:value-type="string">
            <text:p>IT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James Castaneda</text:p>
          </table:table-cell>
          <table:table-cell office:value-type="string">
            <text:p>Tyler Jordan</text:p>
          </table:table-cell>
          <table:table-cell office:value-type="float" office:value="1001">
            <text:p>1001</text:p>
          </table:table-cell>
          <table:table-cell office:value-type="string">
            <text:p>IT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Gordon Buckley</text:p>
          </table:table-cell>
          <table:table-cell office:value-type="string">
            <text:p>Jonathan Russo</text:p>
          </table:table-cell>
          <table:table-cell office:value-type="float" office:value="1000">
            <text:p>1000</text:p>
          </table:table-cell>
          <table:table-cell office:value-type="string">
            <text:p>Marketing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Jenna Pineda</text:p>
          </table:table-cell>
          <table:table-cell office:value-type="string">
            <text:p>Gordon Buckley</text:p>
          </table:table-cell>
          <table:table-cell office:value-type="float" office:value="1016">
            <text:p>1016</text:p>
          </table:table-cell>
          <table:table-cell office:value-type="string">
            <text:p>Marketing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Mason Mclean</text:p>
          </table:table-cell>
          <table:table-cell office:value-type="string">
            <text:p>Gordon Buckley</text:p>
          </table:table-cell>
          <table:table-cell office:value-type="float" office:value="1016">
            <text:p>1016</text:p>
          </table:table-cell>
          <table:table-cell office:value-type="string">
            <text:p>Marketing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Vicky Daniel</text:p>
          </table:table-cell>
          <table:table-cell office:value-type="string">
            <text:p>Mason Mclean</text:p>
          </table:table-cell>
          <table:table-cell office:value-type="float" office:value="1018">
            <text:p>1018</text:p>
          </table:table-cell>
          <table:table-cell office:value-type="string">
            <text:p>Marketing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Nathan Peck</text:p>
          </table:table-cell>
          <table:table-cell office:value-type="string">
            <text:p>Mason Mclean</text:p>
          </table:table-cell>
          <table:table-cell office:value-type="float" office:value="1018">
            <text:p>1018</text:p>
          </table:table-cell>
          <table:table-cell office:value-type="string">
            <text:p>Marketing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Jade Maynard</text:p>
          </table:table-cell>
          <table:table-cell office:value-type="string">
            <text:p>Mason Mclean</text:p>
          </table:table-cell>
          <table:table-cell office:value-type="float" office:value="1018">
            <text:p>1018</text:p>
          </table:table-cell>
          <table:table-cell office:value-type="string">
            <text:p>Marketing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Iona Martin</text:p>
          </table:table-cell>
          <table:table-cell office:value-type="string">
            <text:p>Mason Mclean</text:p>
          </table:table-cell>
          <table:table-cell office:value-type="float" office:value="1018">
            <text:p>1018</text:p>
          </table:table-cell>
          <table:table-cell office:value-type="string">
            <text:p>Marketing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Taylor Burns</text:p>
          </table:table-cell>
          <table:table-cell office:value-type="string">
            <text:p>Mason Mclean</text:p>
          </table:table-cell>
          <table:table-cell office:value-type="float" office:value="1018">
            <text:p>1018</text:p>
          </table:table-cell>
          <table:table-cell office:value-type="string">
            <text:p>Marketing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Katrina Kent</text:p>
          </table:table-cell>
          <table:table-cell office:value-type="string">
            <text:p>Gordon Buckley</text:p>
          </table:table-cell>
          <table:table-cell office:value-type="float" office:value="1016">
            <text:p>1016</text:p>
          </table:table-cell>
          <table:table-cell office:value-type="string">
            <text:p>Marketing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Rosie Rollins</text:p>
          </table:table-cell>
          <table:table-cell office:value-type="string">
            <text:p>Jonathan Russo</text:p>
          </table:table-cell>
          <table:table-cell office:value-type="float" office:value="1000">
            <text:p>1000</text:p>
          </table:table-cell>
          <table:table-cell office:value-type="string">
            <text:p>HR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Cole Henson</text:p>
          </table:table-cell>
          <table:table-cell office:value-type="string">
            <text:p>Rosie Rollins</text:p>
          </table:table-cell>
          <table:table-cell office:value-type="float" office:value="1025">
            <text:p>1025</text:p>
          </table:table-cell>
          <table:table-cell office:value-type="string">
            <text:p>HR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Jasmine Galvan</text:p>
          </table:table-cell>
          <table:table-cell office:value-type="string">
            <text:p>Rosie Rollins</text:p>
          </table:table-cell>
          <table:table-cell office:value-type="float" office:value="1025">
            <text:p>1025</text:p>
          </table:table-cell>
          <table:table-cell office:value-type="string">
            <text:p>HR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Brooke Fuller</text:p>
          </table:table-cell>
          <table:table-cell office:value-type="string">
            <text:p>Jasmine Galvan</text:p>
          </table:table-cell>
          <table:table-cell office:value-type="float" office:value="1027">
            <text:p>1027</text:p>
          </table:table-cell>
          <table:table-cell office:value-type="string">
            <text:p>HR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Harry Conrad</text:p>
          </table:table-cell>
          <table:table-cell office:value-type="string">
            <text:p>Rosie Rollins</text:p>
          </table:table-cell>
          <table:table-cell office:value-type="float" office:value="1025">
            <text:p>1025</text:p>
          </table:table-cell>
          <table:table-cell office:value-type="string">
            <text:p>HR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Amanda Ross</text:p>
          </table:table-cell>
          <table:table-cell office:value-type="string">
            <text:p>Rosie Rollins</text:p>
          </table:table-cell>
          <table:table-cell office:value-type="float" office:value="1025">
            <text:p>1025</text:p>
          </table:table-cell>
          <table:table-cell office:value-type="string">
            <text:p>HR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Jamie Macdonald</text:p>
          </table:table-cell>
          <table:table-cell office:value-type="string">
            <text:p>Vacancy</text:p>
          </table:table-cell>
          <table:table-cell office:value-type="float" office:value="1014">
            <text:p>1014</text:p>
          </table:table-cell>
          <table:table-cell office:value-type="string">
            <text:p>IT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Susan Woods</text:p>
          </table:table-cell>
          <table:table-cell office:value-type="string">
            <text:p>Vacancy</text:p>
          </table:table-cell>
          <table:table-cell office:value-type="float" office:value="1014">
            <text:p>1014</text:p>
          </table:table-cell>
          <table:table-cell office:value-type="string">
            <text:p>IT</text:p>
          </table:table-cell>
          <table:table-cell office:value-type="string">
            <text:p>Employed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4">14/05/2023</text:date>, <text:time>12:3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McPhee</meta:initial-creator>
    <meta:creation-date>2023-05-04T15:42:36.93</meta:creation-date>
    <dc:date>2023-05-14T12:36:44.37</dc:date>
    <dc:creator>Graham McPhee</dc:creator>
    <meta:editing-duration>PT21M39S</meta:editing-duration>
    <meta:editing-cycles>10</meta:editing-cycles>
    <meta:generator>OpenOffice/4.1.7$Win32 OpenOffice.org_project/417m1$Build-9800</meta:generator>
    <meta:document-statistic meta:table-count="3" meta:cell-count="202" meta:object-count="0"/>
  </office:meta>
</office:document-meta>
</file>